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997" table:default-cell-style-name="Default"/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00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9 (0,1) <text:s/>33 (2,3) <text:s/>27 (4,5) <text:s/>40 (6,7) <text:s/>32 (8,9) <text:s/>28 (10,11) <text:s/>25 (12,13) <text:s/>31 (14,15)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8 Groups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0,1</text:p>
          </table:table-cell>
          <table:table-cell table:style-name="ce1" office:value-type="string">
            <text:p>2,3</text:p>
          </table:table-cell>
          <table:table-cell table:style-name="ce1" office:value-type="string">
            <text:p>4,5</text:p>
          </table:table-cell>
          <table:table-cell table:style-name="ce1" office:value-type="string">
            <text:p>6,7</text:p>
          </table:table-cell>
          <table:table-cell table:style-name="ce1" office:value-type="string">
            <text:p>8,9</text:p>
          </table:table-cell>
          <table:table-cell table:style-name="ce1" office:value-type="string">
            <text:p>10,11</text:p>
          </table:table-cell>
          <table:table-cell table:style-name="ce1" office:value-type="string">
            <text:p>12,13</text:p>
          </table:table-cell>
          <table:table-cell table:style-name="ce1" office:value-type="string">
            <text:p>14,15</text:p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0,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99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1" office:value-type="string">
            <text:p>2,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9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office:value-type="string">
            <text:p>4,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string">
            <text:p>6,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office:value-type="string">
            <text:p>8,9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office:value-type="string">
            <text:p>10,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7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" office:value-type="string">
            <text:p>12,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99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14,15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 style:data-style-name="N2" text:time-value="0000-00-00T14:53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Diener</meta:initial-creator>
    <meta:creation-date>2013-03-22T13:13:37</meta:creation-date>
    <dc:date>2013-03-25T15:34:35</dc:date>
    <dc:creator>Matthias Diener</dc:creator>
    <meta:editing-duration>PT45M34S</meta:editing-duration>
    <meta:editing-cycles>17</meta:editing-cycles>
    <meta:generator>LibreOffice/3.6$Linux_X86_64 LibreOffice_project/360m1$Build-2</meta:generator>
    <meta:document-statistic meta:table-count="1" meta:cell-count="450" meta:object-count="0"/>
  </office:meta>
</office:document-meta>
</file>